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Arial2" fo:font-size="10pt" fo:language="de" fo:country="DE" style:font-size-asian="10pt" style:font-name-complex="Arial3"/>
    </style:style>
    <style:style style:name="P6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Arial2" fo:font-size="20pt" fo:language="de" fo:country="DE" style:font-size-asian="20pt" style:font-name-complex="Arial3" style:font-size-complex="20pt"/>
    </style:style>
    <style:style style:name="P7" style:family="paragraph" style:parent-style-name="Standard">
      <style:paragraph-properties fo:margin-top="0mm" fo:margin-bottom="0mm" style:contextual-spacing="false" fo:line-height="100%"/>
      <style:text-properties style:font-name="Arial2" fo:font-size="10pt" fo:language="de" fo:country="DE" style:font-size-asian="10pt" style:font-name-complex="Arial3"/>
    </style:style>
    <style:style style:name="P8" style:family="paragraph" style:parent-style-name="Standard">
      <style:paragraph-properties fo:margin-top="0mm" fo:margin-bottom="0mm" style:contextual-spacing="false" fo:line-height="100%"/>
    </style:style>
    <style:style style:name="P9" style:family="paragraph" style:parent-style-name="Titre_20_2_20_-_20_Professionnel">
      <style:paragraph-properties fo:margin-top="0mm" fo:margin-bottom="0mm" style:contextual-spacing="false" fo:line-height="100%"/>
      <style:text-properties style:font-name="Arial2" fo:font-size="10pt" fo:language="de" fo:country="DE" style:font-size-asian="10pt" style:font-name-complex="Arial3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50087056" text:id="ct150087056">
          <text:insertion>
            <office:change-info>
              <dc:creator>Luc Saffre</dc:creator>
              <dc:date>2013-05-31T15:12:00</dc:date>
            </office:change-info>
          </text:insertion>
        </text:changed-region>
        <text:changed-region xml:id="ct54359648" text:id="ct54359648">
          <text:insertion>
            <office:change-info>
              <dc:creator>Luc Saffre</dc:creator>
              <dc:date>2013-05-31T09:37:00</dc:date>
            </office:change-info>
          </text:insertion>
        </text:changed-region>
        <text:changed-region xml:id="ct133895280" text:id="ct133895280">
          <text:insertion>
            <office:change-info>
              <dc:creator>Luc Saffre</dc:creator>
              <dc:date>2013-06-05T16:57:00</dc:date>
            </office:change-info>
          </text:insertion>
        </text:changed-region>
        <text:changed-region xml:id="ct55279760" text:id="ct55279760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66460432" text:id="ct66460432">
          <text:insertion>
            <office:change-info>
              <dc:creator>Luc Saffre</dc:creator>
              <dc:date>2013-05-31T09:3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eilnahmebestätigung</text:h>
      <text:p text:style-name="P5"/>
      <text:p text:style-name="P7"/>
      <text:p text:style-name="Standard">Hiermit bestätigen wir die Teilnahme von </text:p>
      <text:p text:style-name="Standard"/>
      <text:p text:style-name="P6"><text:change-start text:change-id="ct150087056"/>self.pupil<text:change-end text:change-id="ct150087056"/></text:p>
      <text:p text:style-name="Standard"/>
      <text:p text:style-name="Standard">folgenden Kurs :</text:p>
      <text:p text:style-name="Standard"/>
      <text:p text:style-name="Standard"><text:span text:style-name="T1">Serie: </text:span><text:change-start text:change-id="ct54359648"/><text:span text:style-name="T1">self.course.line</text:span><text:change-end text:change-id="ct54359648"/></text:p>
      <text:p text:style-name="Standard"><text:span text:style-name="T1">Kursbeginn: ab </text:span><text:span text:style-name="T1"><text:conditional-text text:condition="ooow:true" text:string-value-if-true="&quot;fdf(self.course.start_date)&quot;" text:string-value-if-false="">fdf(self.course.start_date)</text:conditional-text></text:span></text:p>
      <text:p text:style-name="Standard"><text:span text:style-name="T1">Anzahl Stunden: </text:span><text:change-start text:change-id="ct133895280"/><text:span text:style-name="T1">self.course.max_events</text:span><text:change-end text:change-id="ct133895280"/></text:p>
      <text:p text:style-name="Standard"><text:span text:style-name="T1">Ort: </text:span><text:change-start text:change-id="ct55279760"/><text:span text:style-name="T1">self.course.room</text:span><text:change-end text:change-id="ct55279760"/></text:p>
      <text:p text:style-name="Standard"><text:span text:style-name="T1">Referent: </text:span><text:change-start text:change-id="ct66460432"/><text:span text:style-name="T1">self.course.teacher</text:span><text:change-end text:change-id="ct66460432"/></text:p>
      <text:p text:style-name="P4"/>
      <text:p text:style-name="Standard"><text:span text:style-name="T1">Termine: </text:span><text:span text:style-name="T1"><text:conditional-text text:condition="ooow:true" text:string-value-if-true="&quot;self.course.events_text&quot;" text:string-value-if-false="">self.course.events_text</text:conditional-text></text:span></text:p>
      <text:p text:style-name="P9"/>
      <text:p text:style-name="P8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2.12mm" fo:margin-bottom="1.06mm" style:contextual-spacing="false" fo:line-height="5.64mm" fo:hyphenation-ladder-count="no-limit"/>
      <style:text-properties style:font-name="Arial Black" fo:font-family="'Arial Black'" style:font-family-generic="roman" style:font-pitch="variable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53317440" text:id="ct53317440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64707776" text:id="ct64707776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53317440"/>self<text:change-end text:change-id="ct53317440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06" text:date-value="2016-05-17T15:56:40.585173536">17/5/16</text:date> <text:time style:data-style-name="N41" text:time-value="2016-05-17T15:56:40.585286063">15:56:24</text:time><text:line-break/><text:change-start text:change-id="ct64707776"/>settings.SITE.site_version()<text:change-end text:change-id="ct64707776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6-05-17T15:56:40.509023110</dc:date>
    <meta:editing-duration>PT20H14M53S</meta:editing-duration>
    <meta:editing-cycles>129</meta:editing-cycles>
    <meta:generator>LibreOffice/4.2.8.2$Linux_X86_64 LibreOffice_project/420m0$Build-2</meta:generator>
    <meta:document-statistic meta:table-count="2" meta:image-count="0" meta:object-count="0" meta:page-count="1" meta:paragraph-count="17" meta:word-count="63" meta:character-count="500" meta:non-whitespace-character-count="452"/>
  </office:meta>
</office:document-meta>
</file>